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IN"/>
    </style:style>
    <style:style style:name="P2" style:parent-style-name="Normal" style:family="paragraph">
      <style:text-properties fo:language="en" fo:country="IN"/>
    </style:style>
    <style:style style:name="P3" style:parent-style-name="Normal" style:family="paragraph">
      <style:text-properties fo:language="en" fo:country="IN"/>
    </style:style>
    <style:style style:name="P4" style:parent-style-name="Normal" style:family="paragraph">
      <style:text-properties fo:language="en" fo:country="IN"/>
    </style:style>
    <style:style style:name="P5" style:parent-style-name="Normal" style:family="paragraph">
      <style:text-properties fo:language="en" fo:country="IN"/>
    </style:style>
    <style:style style:name="P6" style:parent-style-name="Normal" style:family="paragraph">
      <style:text-properties fo:language="en" fo:country="IN"/>
    </style:style>
    <style:style style:name="P7" style:parent-style-name="Normal" style:family="paragraph">
      <style:text-properties fo:language="en" fo:country="IN"/>
    </style:style>
    <style:style style:name="P8" style:parent-style-name="Normal" style:family="paragraph">
      <style:text-properties fo:language="en" fo:country="IN"/>
    </style:style>
    <style:style style:name="P9" style:parent-style-name="Normal" style:family="paragraph">
      <style:text-properties fo:language="en" fo:country="IN"/>
    </style:style>
    <style:style style:name="P10" style:parent-style-name="Normal" style:family="paragraph">
      <style:text-properties fo:language="en" fo:country="IN"/>
    </style:style>
    <style:style style:name="P11" style:parent-style-name="Normal" style:family="paragraph">
      <style:text-properties fo:language="en" fo:country="IN"/>
    </style:style>
    <style:style style:name="P12" style:parent-style-name="Normal" style:family="paragraph">
      <style:text-properties fo:language="en" fo:country="IN"/>
    </style:style>
    <style:style style:name="P13" style:parent-style-name="Normal" style:family="paragraph">
      <style:text-properties fo:language="en" fo:country="IN"/>
    </style:style>
    <style:style style:name="P14" style:parent-style-name="Normal" style:family="paragraph">
      <style:text-properties fo:language="en" fo:country="IN"/>
    </style:style>
    <style:style style:name="P15" style:parent-style-name="Normal" style:family="paragraph">
      <style:text-properties fo:language="en" fo:country="IN"/>
    </style:style>
    <style:style style:name="P16" style:parent-style-name="Normal" style:family="paragraph">
      <style:text-properties fo:language="en" fo:country="IN"/>
    </style:style>
    <style:style style:name="P17" style:parent-style-name="Normal" style:family="paragraph">
      <style:text-properties fo:language="en" fo:country="IN"/>
    </style:style>
    <style:style style:name="P18" style:parent-style-name="Normal" style:family="paragraph">
      <style:text-properties fo:language="en" fo:country="IN"/>
    </style:style>
    <style:style style:name="P19" style:parent-style-name="Normal" style:family="paragraph">
      <style:text-properties fo:language="en" fo:country="IN"/>
    </style:style>
    <style:style style:name="P20" style:parent-style-name="Normal" style:family="paragraph">
      <style:text-properties fo:language="en" fo:country="IN"/>
    </style:style>
    <style:style style:name="P21" style:parent-style-name="Normal" style:family="paragraph">
      <style:text-properties fo:language="en" fo:country="IN"/>
    </style:style>
    <style:style style:name="P22" style:parent-style-name="Normal" style:family="paragraph">
      <style:text-properties fo:language="en" fo:country="IN"/>
    </style:style>
    <style:style style:name="P23" style:parent-style-name="Normal" style:family="paragraph">
      <style:text-properties fo:language="en" fo:country="IN"/>
    </style:style>
    <style:style style:name="P24" style:parent-style-name="Normal" style:family="paragraph">
      <style:text-properties fo:language="en" fo:country="IN"/>
    </style:style>
    <style:style style:name="P25" style:parent-style-name="Normal" style:family="paragraph">
      <style:text-properties fo:language="en" fo:country="IN"/>
    </style:style>
    <style:style style:name="P26" style:parent-style-name="Normal" style:family="paragraph">
      <style:text-properties fo:language="en" fo:country="IN"/>
    </style:style>
    <style:style style:name="P27" style:parent-style-name="Normal" style:family="paragraph">
      <style:text-properties fo:language="en" fo:country="IN"/>
    </style:style>
    <style:style style:name="P28" style:parent-style-name="Normal" style:family="paragraph">
      <style:text-properties fo:language="en" fo:country="IN"/>
    </style:style>
    <style:style style:name="P29" style:parent-style-name="Normal" style:family="paragraph">
      <style:text-properties fo:language="en" fo:country="IN"/>
    </style:style>
    <style:style style:name="P30" style:parent-style-name="Normal" style:family="paragraph">
      <style:text-properties fo:language="en" fo:country="IN"/>
    </style:style>
    <style:style style:name="P31" style:parent-style-name="Normal" style:family="paragraph">
      <style:text-properties fo:language="en" fo:country="IN"/>
    </style:style>
    <style:style style:name="P32" style:parent-style-name="Normal" style:family="paragraph">
      <style:text-properties fo:language="en" fo:country="IN"/>
    </style:style>
    <style:style style:name="P33" style:parent-style-name="Normal" style:family="paragraph">
      <style:text-properties fo:language="en" fo:country="IN"/>
    </style:style>
    <style:style style:name="P34" style:parent-style-name="Normal" style:family="paragraph">
      <style:text-properties fo:language="en" fo:country="IN"/>
    </style:style>
    <style:style style:name="P35" style:parent-style-name="Normal" style:family="paragraph">
      <style:text-properties fo:language="en" fo:country="IN"/>
    </style:style>
    <style:style style:name="P36" style:parent-style-name="Normal" style:family="paragraph">
      <style:text-properties fo:language="en" fo:country="IN"/>
    </style:style>
    <style:style style:name="P37" style:parent-style-name="Normal" style:family="paragraph">
      <style:text-properties fo:language="en" fo:country="IN"/>
    </style:style>
    <style:style style:name="P38" style:parent-style-name="Normal" style:family="paragraph">
      <style:text-properties fo:language="en" fo:country="IN"/>
    </style:style>
    <style:style style:name="P39" style:parent-style-name="Normal" style:family="paragraph">
      <style:text-properties fo:language="en" fo:country="IN"/>
    </style:style>
    <style:style style:name="P40" style:parent-style-name="Normal" style:family="paragraph">
      <style:text-properties fo:language="en" fo:country="IN"/>
    </style:style>
    <style:style style:name="P41" style:parent-style-name="Normal" style:family="paragraph">
      <style:text-properties fo:language="en" fo:country="IN"/>
    </style:style>
    <style:style style:name="P42" style:parent-style-name="Normal" style:family="paragraph">
      <style:text-properties fo:language="en" fo:country="IN"/>
    </style:style>
    <style:style style:name="P43" style:parent-style-name="Normal" style:family="paragraph">
      <style:text-properties fo:language="en" fo:country="IN"/>
    </style:style>
    <style:style style:name="P44" style:parent-style-name="Normal" style:family="paragraph">
      <style:text-properties fo:language="en" fo:country="IN"/>
    </style:style>
    <style:style style:name="P45" style:parent-style-name="Normal" style:family="paragraph">
      <style:text-properties fo:language="en" fo:country="IN"/>
    </style:style>
    <style:style style:name="P46" style:parent-style-name="Normal" style:family="paragraph">
      <style:text-properties fo:language="en" fo:country="IN"/>
    </style:style>
    <style:style style:name="P47" style:parent-style-name="Normal" style:family="paragraph">
      <style:text-properties fo:language="en" fo:country="IN"/>
    </style:style>
    <style:style style:name="P48" style:parent-style-name="Normal" style:family="paragraph">
      <style:text-properties fo:language="en" fo:country="IN"/>
    </style:style>
    <style:style style:name="P49" style:parent-style-name="Normal" style:family="paragraph">
      <style:text-properties fo:language="en" fo:country="IN"/>
    </style:style>
    <style:style style:name="P50" style:parent-style-name="Normal" style:family="paragraph">
      <style:text-properties fo:language="en" fo:country="IN"/>
    </style:style>
    <style:style style:name="P51" style:parent-style-name="Normal" style:family="paragraph">
      <style:text-properties fo:language="en" fo:country="IN"/>
    </style:style>
    <style:style style:name="P52" style:parent-style-name="Normal" style:family="paragraph">
      <style:text-properties fo:language="en" fo:country="IN"/>
    </style:style>
    <style:style style:name="P53" style:parent-style-name="Normal" style:family="paragraph">
      <style:text-properties fo:language="en" fo:country="IN"/>
    </style:style>
    <style:style style:name="P54" style:parent-style-name="Normal" style:family="paragraph">
      <style:text-properties fo:language="en" fo:country="IN"/>
    </style:style>
    <style:style style:name="P55" style:parent-style-name="Normal" style:family="paragraph">
      <style:text-properties fo:language="en" fo:country="IN"/>
    </style:style>
    <style:style style:name="P56" style:parent-style-name="Normal" style:family="paragraph">
      <style:text-properties fo:language="en" fo:country="IN"/>
    </style:style>
    <style:style style:name="P57" style:parent-style-name="Normal" style:family="paragraph">
      <style:text-properties fo:language="en" fo:country="IN"/>
    </style:style>
    <style:style style:name="P58" style:parent-style-name="Normal" style:family="paragraph">
      <style:text-properties fo:language="en" fo:country="IN"/>
    </style:style>
    <style:style style:name="P59" style:parent-style-name="Normal" style:family="paragraph">
      <style:text-properties fo:language="en" fo:country="IN"/>
    </style:style>
    <style:style style:name="P60" style:parent-style-name="Normal" style:family="paragraph">
      <style:text-properties fo:language="en" fo:country="IN"/>
    </style:style>
    <style:style style:name="P61" style:parent-style-name="Normal" style:family="paragraph">
      <style:text-properties fo:language="en" fo:country="IN"/>
    </style:style>
    <style:style style:name="P62" style:parent-style-name="Normal" style:family="paragraph">
      <style:text-properties fo:language="en" fo:country="IN"/>
    </style:style>
    <style:style style:name="P63" style:parent-style-name="Normal" style:family="paragraph">
      <style:text-properties fo:language="en" fo:country="IN"/>
    </style:style>
    <style:style style:name="P64" style:parent-style-name="Normal" style:family="paragraph">
      <style:text-properties fo:language="en" fo:country="IN"/>
    </style:style>
    <style:style style:name="P65" style:parent-style-name="Normal" style:family="paragraph">
      <style:text-properties fo:language="en" fo:country="IN"/>
    </style:style>
    <style:style style:name="P66" style:parent-style-name="Normal" style:family="paragraph">
      <style:text-properties fo:language="en" fo:country="IN"/>
    </style:style>
    <style:style style:name="P67" style:parent-style-name="Normal" style:family="paragraph">
      <style:text-properties fo:language="en" fo:country="IN"/>
    </style:style>
    <style:style style:name="P68" style:parent-style-name="Normal" style:family="paragraph">
      <style:text-properties fo:language="en" fo:country="IN"/>
    </style:style>
    <style:style style:name="P69" style:parent-style-name="Normal" style:family="paragraph">
      <style:text-properties fo:language="en" fo:country="IN"/>
    </style:style>
    <style:style style:name="P70" style:parent-style-name="Normal" style:family="paragraph">
      <style:text-properties fo:language="en" fo:country="IN"/>
    </style:style>
    <style:style style:name="P71" style:parent-style-name="Normal" style:family="paragraph">
      <style:text-properties fo:language="en" fo:country="IN"/>
    </style:style>
    <style:style style:name="P72" style:parent-style-name="Normal" style:family="paragraph">
      <style:text-properties fo:language="en" fo:country="IN"/>
    </style:style>
    <style:style style:name="P73" style:parent-style-name="Normal" style:family="paragraph">
      <style:text-properties fo:language="en" fo:country="IN"/>
    </style:style>
    <style:style style:name="P74" style:parent-style-name="Normal" style:family="paragraph">
      <style:text-properties fo:language="en" fo:country="IN"/>
    </style:style>
    <style:style style:name="P75" style:parent-style-name="Normal" style:family="paragraph">
      <style:text-properties fo:language="en" fo:country="IN"/>
    </style:style>
    <style:style style:name="P76" style:parent-style-name="Normal" style:family="paragraph">
      <style:text-properties fo:language="en" fo:country="IN"/>
    </style:style>
    <style:style style:name="P77" style:parent-style-name="Normal" style:family="paragraph">
      <style:text-properties fo:language="en" fo:country="IN"/>
    </style:style>
    <style:style style:name="P78" style:parent-style-name="Normal" style:family="paragraph">
      <style:text-properties fo:language="en" fo:country="IN"/>
    </style:style>
    <style:style style:name="P79" style:parent-style-name="Normal" style:family="paragraph">
      <style:text-properties fo:language="en" fo:country="IN"/>
    </style:style>
    <style:style style:name="P80" style:parent-style-name="Normal" style:family="paragraph">
      <style:text-properties fo:language="en" fo:country="IN"/>
    </style:style>
    <style:style style:name="P81" style:parent-style-name="Normal" style:family="paragraph">
      <style:text-properties fo:language="en" fo:country="IN"/>
    </style:style>
    <style:style style:name="P82" style:parent-style-name="Normal" style:family="paragraph">
      <style:text-properties fo:language="en" fo:country="IN"/>
    </style:style>
    <style:style style:name="P83" style:parent-style-name="Normal" style:family="paragraph">
      <style:text-properties fo:language="en" fo:country="IN"/>
    </style:style>
    <style:style style:name="P84" style:parent-style-name="Normal" style:family="paragraph">
      <style:text-properties fo:language="en" fo:country="IN"/>
    </style:style>
    <style:style style:name="P85" style:parent-style-name="Normal" style:family="paragraph">
      <style:text-properties fo:language="en" fo:country="IN"/>
    </style:style>
    <style:style style:name="P86" style:parent-style-name="Normal" style:family="paragraph">
      <style:text-properties fo:language="en" fo:country="IN"/>
    </style:style>
    <style:style style:name="P87" style:parent-style-name="Normal" style:family="paragraph">
      <style:text-properties fo:language="en" fo:country="IN"/>
    </style:style>
    <style:style style:name="P88" style:parent-style-name="Normal" style:family="paragraph">
      <style:text-properties fo:language="en" fo:country="IN"/>
    </style:style>
    <style:style style:name="P89" style:parent-style-name="Normal" style:family="paragraph">
      <style:text-properties fo:language="en" fo:country="IN"/>
    </style:style>
    <style:style style:name="P90" style:parent-style-name="Normal" style:family="paragraph">
      <style:text-properties fo:language="en" fo:country="IN"/>
    </style:style>
    <style:style style:name="P91" style:parent-style-name="Normal" style:family="paragraph">
      <style:text-properties fo:language="en" fo:country="IN"/>
    </style:style>
    <style:style style:name="P92" style:parent-style-name="Normal" style:family="paragraph">
      <style:text-properties fo:language="en" fo:country="IN"/>
    </style:style>
    <style:style style:name="P93" style:parent-style-name="Normal" style:family="paragraph">
      <style:text-properties fo:language="en" fo:country="IN"/>
    </style:style>
    <style:style style:name="P94" style:parent-style-name="Normal" style:family="paragraph">
      <style:text-properties fo:language="en" fo:country="IN"/>
    </style:style>
    <style:style style:name="P95" style:parent-style-name="Normal" style:family="paragraph">
      <style:text-properties fo:language="en" fo:country="IN"/>
    </style:style>
    <style:style style:name="P96" style:parent-style-name="Normal" style:family="paragraph">
      <style:text-properties fo:language="en" fo:country="IN"/>
    </style:style>
    <style:style style:name="P97" style:parent-style-name="Normal" style:family="paragraph">
      <style:text-properties fo:language="en" fo:country="IN"/>
    </style:style>
    <style:style style:name="P98" style:parent-style-name="Normal" style:family="paragraph">
      <style:text-properties fo:language="en" fo:country="IN"/>
    </style:style>
    <style:style style:name="P99" style:parent-style-name="Normal" style:family="paragraph">
      <style:text-properties fo:language="en" fo:country="IN"/>
    </style:style>
    <style:style style:name="P100" style:parent-style-name="Normal" style:family="paragraph">
      <style:text-properties fo:language="en" fo:country="IN"/>
    </style:style>
    <style:style style:name="P101" style:parent-style-name="Normal" style:family="paragraph">
      <style:text-properties fo:language="en" fo:country="IN"/>
    </style:style>
    <style:style style:name="P102" style:parent-style-name="Normal" style:family="paragraph">
      <style:text-properties fo:language="en" fo:country="IN"/>
    </style:style>
    <style:style style:name="P103" style:parent-style-name="Normal" style:family="paragraph">
      <style:text-properties fo:language="en" fo:country="IN"/>
    </style:style>
    <style:style style:name="P104" style:parent-style-name="Normal" style:family="paragraph">
      <style:text-properties fo:language="en" fo:country="IN"/>
    </style:style>
    <style:style style:name="P105" style:parent-style-name="Normal" style:family="paragraph">
      <style:text-properties fo:language="en" fo:country="IN"/>
    </style:style>
    <style:style style:name="P106" style:parent-style-name="Normal" style:family="paragraph">
      <style:text-properties fo:language="en" fo:country="IN"/>
    </style:style>
    <style:style style:name="P107" style:parent-style-name="Normal" style:family="paragraph">
      <style:text-properties fo:language="en" fo:country="IN"/>
    </style:style>
    <style:style style:name="P108" style:parent-style-name="Normal" style:family="paragraph">
      <style:text-properties fo:language="en" fo:country="IN"/>
    </style:style>
    <style:style style:name="P109" style:parent-style-name="Normal" style:family="paragraph">
      <style:text-properties fo:language="en" fo:country="IN"/>
    </style:style>
    <style:style style:name="P110" style:parent-style-name="Normal" style:family="paragraph">
      <style:text-properties fo:language="en" fo:country="IN"/>
    </style:style>
    <style:style style:name="P111" style:parent-style-name="Normal" style:family="paragraph">
      <style:text-properties fo:language="en" fo:country="IN"/>
    </style:style>
    <style:style style:name="P112" style:parent-style-name="Normal" style:family="paragraph">
      <style:text-properties fo:language="en" fo:country="IN"/>
    </style:style>
    <style:style style:name="P113" style:parent-style-name="Normal" style:family="paragraph">
      <style:text-properties fo:language="en" fo:country="IN"/>
    </style:style>
    <style:style style:name="P114" style:parent-style-name="Normal" style:family="paragraph">
      <style:text-properties fo:language="en" fo:country="IN"/>
    </style:style>
    <style:style style:name="P115" style:parent-style-name="Normal" style:family="paragraph">
      <style:text-properties fo:language="en" fo:country="IN"/>
    </style:style>
    <style:style style:name="P116" style:parent-style-name="Normal" style:family="paragraph">
      <style:text-properties fo:language="en" fo:country="IN"/>
    </style:style>
    <style:style style:name="P117" style:parent-style-name="Normal" style:family="paragraph">
      <style:text-properties fo:language="en" fo:country="IN"/>
    </style:style>
    <style:style style:name="P118" style:parent-style-name="Normal" style:family="paragraph">
      <style:text-properties fo:language="en" fo:country="IN"/>
    </style:style>
    <style:style style:name="P119" style:parent-style-name="Normal" style:family="paragraph">
      <style:text-properties fo:language="en" fo:country="IN"/>
    </style:style>
    <style:style style:name="P120" style:parent-style-name="Normal" style:family="paragraph">
      <style:text-properties fo:language="en" fo:country="IN"/>
    </style:style>
    <style:style style:name="P121" style:parent-style-name="Normal" style:family="paragraph">
      <style:text-properties fo:language="en" fo:country="IN"/>
    </style:style>
    <style:style style:name="P122" style:parent-style-name="Normal" style:family="paragraph">
      <style:text-properties fo:language="en" fo:country="IN"/>
    </style:style>
    <style:style style:name="P123" style:parent-style-name="Normal" style:family="paragraph">
      <style:text-properties fo:language="en" fo:country="IN"/>
    </style:style>
    <style:style style:name="P124" style:parent-style-name="Normal" style:family="paragraph">
      <style:text-properties fo:language="en" fo:country="IN"/>
    </style:style>
    <style:style style:name="P125" style:parent-style-name="Normal" style:family="paragraph">
      <style:text-properties fo:language="en" fo:country="IN"/>
    </style:style>
    <style:style style:name="P126" style:parent-style-name="Normal" style:family="paragraph">
      <style:text-properties fo:language="en" fo:country="IN"/>
    </style:style>
    <style:style style:name="P127" style:parent-style-name="Normal" style:family="paragraph">
      <style:text-properties fo:language="en" fo:country="IN"/>
    </style:style>
    <style:style style:name="P128" style:parent-style-name="Normal" style:family="paragraph">
      <style:text-properties fo:language="en" fo:country="IN"/>
    </style:style>
    <style:style style:name="P129" style:parent-style-name="Normal" style:family="paragraph">
      <style:text-properties fo:language="en" fo:country="IN"/>
    </style:style>
    <style:style style:name="P130" style:parent-style-name="Normal" style:family="paragraph">
      <style:text-properties fo:language="en" fo:country="IN"/>
    </style:style>
    <style:style style:name="P131" style:parent-style-name="Normal" style:family="paragraph">
      <style:text-properties fo:language="en" fo:country="IN"/>
    </style:style>
    <style:style style:name="P132" style:parent-style-name="Normal" style:family="paragraph">
      <style:text-properties fo:language="en" fo:country="IN"/>
    </style:style>
    <style:style style:name="P133" style:parent-style-name="Normal" style:family="paragraph">
      <style:text-properties fo:language="en" fo:country="IN"/>
    </style:style>
    <style:style style:name="P134" style:parent-style-name="Normal" style:family="paragraph">
      <style:text-properties fo:language="en" fo:country="IN"/>
    </style:style>
    <style:style style:name="P135" style:parent-style-name="Normal" style:family="paragraph">
      <style:text-properties fo:language="en" fo:country="IN"/>
    </style:style>
    <style:style style:name="P136" style:parent-style-name="Normal" style:family="paragraph">
      <style:text-properties fo:language="en" fo:country="IN"/>
    </style:style>
    <style:style style:name="P137" style:parent-style-name="Normal" style:family="paragraph">
      <style:text-properties fo:language="en" fo:country="IN"/>
    </style:style>
    <style:style style:name="P138" style:parent-style-name="Normal" style:family="paragraph">
      <style:text-properties fo:language="en" fo:country="IN"/>
    </style:style>
    <style:style style:name="P139" style:parent-style-name="Normal" style:family="paragraph">
      <style:text-properties fo:language="en" fo:country="IN"/>
    </style:style>
    <style:style style:name="P140" style:parent-style-name="Normal" style:family="paragraph">
      <style:text-properties fo:language="en" fo:country="IN"/>
    </style:style>
    <style:style style:name="P141" style:parent-style-name="Normal" style:family="paragraph">
      <style:text-properties fo:language="en" fo:country="IN"/>
    </style:style>
    <style:style style:name="T142" style:parent-style-name="DefaultParagraphFont" style:family="text">
      <style:text-properties fo:language="en" fo:country="IN"/>
    </style:style>
  </office:automatic-styles>
  <office:body>
    <office:text text:use-soft-page-breaks="true">
      <text:p text:style-name="P1">import javax.swing.*;</text:p>
      <text:p text:style-name="P2">import java.awt.*;</text:p>
      <text:p text:style-name="P3">import java.awt.event.ActionEvent;</text:p>
      <text:p text:style-name="P4">import java.awt.event.ActionListener;</text:p>
      <text:p text:style-name="P5">import java.util.Random;</text:p>
      <text:p text:style-name="P6"/>
      <text:p text:style-name="P7">public class NumberGuessingGame extends JFrame {</text:p>
      <text:p text:style-name="P8"><text:s text:c="4"/>private JTextField startRangeField, endRangeField, guessField;</text:p>
      <text:p text:style-name="P9"><text:s text:c="4"/>private JLabel messageLabel, rangeLabel, guessPromptLabel, attemptsLabel;</text:p>
      <text:p text:style-name="P10"><text:s text:c="4"/>private JButton startButton, guessButton, resetButton;</text:p>
      <text:p text:style-name="P11"><text:s text:c="4"/>private int targetNumber, attempts;</text:p>
      <text:p text:style-name="P12"><text:s text:c="4"/>private Random random;</text:p>
      <text:p text:style-name="P13"/>
      <text:p text:style-name="P14"><text:s text:c="4"/>public NumberGuessingGame() {</text:p>
      <text:p text:style-name="P15"><text:s text:c="8"/>// Setup JFrame</text:p>
      <text:p text:style-name="P16"><text:s text:c="8"/>setTitle("Number Guessing Game");</text:p>
      <text:p text:style-name="P17"><text:s text:c="8"/>setSize(400, 300);</text:p>
      <text:p text:style-name="P18"><text:s text:c="8"/>setDefaultCloseOperation(JFrame.EXIT_ON_CLOSE);</text:p>
      <text:p text:style-name="P19"><text:s text:c="8"/>setLayout(new BorderLayout());</text:p>
      <text:p text:style-name="P20"/>
      <text:p text:style-name="P21"><text:s text:c="8"/>random = new Random();</text:p>
      <text:p text:style-name="P22"/>
      <text:p text:style-name="P23"><text:s text:c="8"/>// Main panel with GridLayout</text:p>
      <text:p text:style-name="P24"><text:s text:c="8"/>JPanel mainPanel = new JPanel(new GridLayout(6, 1));</text:p>
      <text:p text:style-name="P25"/>
      <text:p text:style-name="P26"><text:s text:c="8"/>// Range input panel</text:p>
      <text:p text:style-name="P27"><text:s text:c="8"/>JPanel rangePanel = new JPanel();</text:p>
      <text:p text:style-name="P28"><text:s text:c="8"/>rangeLabel = new JLabel("Enter the range (start and end): ");</text:p>
      <text:p text:style-name="P29"><text:s text:c="8"/>startRangeField = new JTextField(5);</text:p>
      <text:p text:style-name="P30"><text:s text:c="8"/>endRangeField = new JTextField(5);</text:p>
      <text:p text:style-name="P31"><text:s text:c="8"/>rangePanel.add(rangeLabel);</text:p>
      <text:p text:style-name="P32"><text:s text:c="8"/>rangePanel.add(startRangeField);</text:p>
      <text:p text:style-name="P33"><text:s text:c="8"/>rangePanel.add(endRangeField);</text:p>
      <text:p text:style-name="P34"/>
      <text:p text:style-name="P35"><text:s text:c="8"/>// Start button</text:p>
      <text:p text:style-name="P36"><text:s text:c="8"/>startButton = new JButton("Start Game");</text:p>
      <text:p text:style-name="P37"><text:s text:c="8"/>startButton.addActionListener(new StartGameListener());</text:p>
      <text:p text:style-name="P38"/>
      <text:p text:style-name="P39"><text:s text:c="8"/>// Guess input panel</text:p>
      <text:p text:style-name="P40"><text:s text:c="8"/>JPanel guessPanel = new JPanel();</text:p>
      <text:p text:style-name="P41"><text:s text:c="8"/>guessPromptLabel = new JLabel("Enter your guess: ");</text:p>
      <text:p text:style-name="P42"><text:s text:c="8"/>guessField = new JTextField(5);</text:p>
      <text:p text:style-name="P43"><text:s text:c="8"/>guessButton = new JButton("Submit Guess");</text:p>
      <text:p text:style-name="P44"><text:s text:c="8"/>guessButton.addActionListener(new GuessListener());</text:p>
      <text:p text:style-name="P45"><text:s text:c="8"/>guessPanel.add(guessPromptLabel);</text:p>
      <text:p text:style-name="P46"><text:s text:c="8"/>guessPanel.add(guessField);</text:p>
      <text:p text:style-name="P47"><text:s text:c="8"/>guessPanel.add(guessButton);</text:p>
      <text:p text:style-name="P48"/>
      <text:p text:style-name="P49"><text:s text:c="8"/>// Labels for messages and attempts</text:p>
      <text:p text:style-name="P50"><text:s text:c="8"/>messageLabel = new JLabel("Welcome to the Number Guessing Game!", JLabel.CENTER);</text:p>
      <text:p text:style-name="P51"><text:s text:c="8"/>attemptsLabel = new JLabel("Attempts: 0", JLabel.CENTER);</text:p>
      <text:p text:style-name="P52"/>
      <text:p text:style-name="P53"><text:s text:c="8"/>// Reset button</text:p>
      <text:p text:style-name="P54"><text:s text:c="8"/>resetButton = new JButton("Reset Game");</text:p>
      <text:p text:style-name="P55"><text:s text:c="8"/>resetButton.addActionListener(new ResetGameListener());</text:p>
      <text:p text:style-name="P56"/>
      <text:p text:style-name="P57"><text:s text:c="8"/>// Add components to the main panel</text:p>
      <text:p text:style-name="P58"><text:s text:c="8"/>mainPanel.add(rangePanel);</text:p>
      <text:p text:style-name="P59"><text:s text:c="8"/>mainPanel.add(startButton);</text:p>
      <text:p text:style-name="P60"><text:s text:c="8"/>mainPanel.add(guessPanel);</text:p>
      <text:p text:style-name="P61"><text:s text:c="8"/>mainPanel.add(messageLabel);</text:p>
      <text:p text:style-name="P62"><text:s text:c="8"/>mainPanel.add(attemptsLabel);</text:p>
      <text:p text:style-name="P63"><text:s text:c="8"/>mainPanel.add(resetButton);</text:p>
      <text:p text:style-name="P64"/>
      <text:p text:style-name="P65"><text:s text:c="8"/>// Add main panel to JFrame</text:p>
      <text:p text:style-name="P66"><text:s text:c="8"/>add(mainPanel, BorderLayout.CENTER);</text:p>
      <text:p text:style-name="P67"/>
      <text:p text:style-name="P68"><text:s text:c="8"/>// Initialize game state</text:p>
      <text:p text:style-name="P69"><text:s text:c="8"/>resetGame();</text:p>
      <text:p text:style-name="P70"><text:s text:c="4"/>}</text:p>
      <text:p text:style-name="P71"/>
      <text:p text:style-name="P72"><text:s text:c="4"/>private void resetGame() {</text:p>
      <text:p text:style-name="P73"><text:s text:c="8"/>startRangeField.setText("");</text:p>
      <text:p text:style-name="P74"><text:s text:c="8"/>endRangeField.setText("");</text:p>
      <text:p text:style-name="P75"><text:s text:c="8"/>guessField.setText("");</text:p>
      <text:p text:style-name="P76"><text:s text:c="8"/>messageLabel.setText("Welcome to the Number Guessing Game!");</text:p>
      <text:p text:style-name="P77"><text:s text:c="8"/>attemptsLabel.setText("Attempts: 0");</text:p>
      <text:p text:style-name="P78"><text:s text:c="8"/>targetNumber = 0;</text:p>
      <text:p text:style-name="P79"><text:s text:c="8"/>attempts = 0;</text:p>
      <text:p text:style-name="P80"><text:s text:c="8"/>guessField.setEnabled(false);</text:p>
      <text:p text:style-name="P81"><text:s text:c="8"/>guessButton.setEnabled(false);</text:p>
      <text:p text:style-name="P82"><text:s text:c="4"/>}</text:p>
      <text:p text:style-name="P83"/>
      <text:p text:style-name="P84"><text:s text:c="4"/>private class StartGameListener implements ActionListener {</text:p>
      <text:p text:style-name="P85"><text:s text:c="8"/>@Override</text:p>
      <text:p text:style-name="P86"><text:s text:c="8"/>public void actionPerformed(ActionEvent e) {</text:p>
      <text:p text:style-name="P87"><text:s text:c="12"/>try {</text:p>
      <text:p text:style-name="P88"><text:s text:c="16"/>int startRange = Integer.parseInt(startRangeField.getText().trim());</text:p>
      <text:p text:style-name="P89"><text:s text:c="16"/>int endRange = Integer.parseInt(endRangeField.getText().trim());</text:p>
      <text:p text:style-name="P90"/>
      <text:p text:style-name="P91"><text:s text:c="16"/>if (startRange &gt;= endRange) {</text:p>
      <text:p text:style-name="P92"><text:s text:c="20"/>messageLabel.setText("Invalid range! Start should be less than end.");</text:p>
      <text:p text:style-name="P93"><text:s text:c="16"/>} else {</text:p>
      <text:p text:style-name="P94"><text:s text:c="20"/>targetNumber = random.nextInt(endRange - startRange + 1) + startRange;</text:p>
      <text:p text:style-name="P95"><text:s text:c="20"/>attempts = 0;</text:p>
      <text:p text:style-name="P96"><text:s text:c="20"/>messageLabel.setText("Game started! Guess the number.");</text:p>
      <text:p text:style-name="P97"><text:s text:c="20"/>attemptsLabel.setText("Attempts: 0");</text:p>
      <text:p text:style-name="P98"><text:s text:c="20"/>guessField.setEnabled(true);</text:p>
      <text:p text:style-name="P99"><text:s text:c="20"/>guessButton.setEnabled(true);</text:p>
      <text:p text:style-name="P100"><text:s text:c="16"/>}</text:p>
      <text:p text:style-name="P101"><text:s text:c="12"/>} catch (NumberFormatException ex) {</text:p>
      <text:p text:style-name="P102"><text:s text:c="16"/>messageLabel.setText("Invalid input! Please enter valid integers.");</text:p>
      <text:p text:style-name="P103"><text:s text:c="12"/>}</text:p>
      <text:p text:style-name="P104"><text:s text:c="8"/>}</text:p>
      <text:p text:style-name="P105"><text:s text:c="4"/>}</text:p>
      <text:p text:style-name="P106"/>
      <text:p text:style-name="P107"><text:s text:c="4"/>private class GuessListener implements ActionListener {</text:p>
      <text:p text:style-name="P108"><text:s text:c="8"/>@Override</text:p>
      <text:p text:style-name="P109"><text:s text:c="8"/>public void actionPerformed(ActionEvent e) {</text:p>
      <text:p text:style-name="P110"><text:s text:c="12"/>try {</text:p>
      <text:p text:style-name="P111"><text:s text:c="16"/>int guess = Integer.parseInt(guessField.getText().trim());</text:p>
      <text:p text:style-name="P112"><text:s text:c="16"/>attempts++;</text:p>
      <text:p text:style-name="P113"><text:s text:c="16"/>if (guess &lt; targetNumber) {</text:p>
      <text:p text:style-name="P114"><text:s text:c="20"/>messageLabel.setText("Too low! Try again.");</text:p>
      <text:p text:style-name="P115"><text:s text:c="16"/>} else if (guess &gt; targetNumber) {</text:p>
      <text:p text:style-name="P116"><text:s text:c="20"/>messageLabel.setText("Too high! Try again.");</text:p>
      <text:p text:style-name="P117"><text:s text:c="16"/>} else {</text:p>
      <text:p text:style-name="P118"><text:s text:c="20"/>messageLabel.setText("Congratulations! You guessed it in " + attempts + " attempts.");</text:p>
      <text:p text:style-name="P119"><text:s text:c="20"/>guessField.setEnabled(false);</text:p>
      <text:p text:style-name="P120"><text:s text:c="20"/>guessButton.setEnabled(false);</text:p>
      <text:p text:style-name="P121"><text:s text:c="16"/>}</text:p>
      <text:p text:style-name="P122"><text:s text:c="16"/>attemptsLabel.setText("Attempts: " + attempts);</text:p>
      <text:p text:style-name="P123"><text:s text:c="12"/>} catch (NumberFormatException ex) {</text:p>
      <text:p text:style-name="P124"><text:s text:c="16"/>messageLabel.setText("Invalid input! Please enter a valid number.");</text:p>
      <text:p text:style-name="P125"><text:s text:c="12"/>}</text:p>
      <text:p text:style-name="P126"><text:s text:c="8"/>}</text:p>
      <text:p text:style-name="P127"><text:s text:c="4"/>}</text:p>
      <text:p text:style-name="P128"/>
      <text:p text:style-name="P129"><text:s text:c="4"/>private class ResetGameListener implements ActionListener {</text:p>
      <text:p text:style-name="P130"><text:s text:c="8"/>@Override</text:p>
      <text:p text:style-name="P131"><text:s text:c="8"/>public void actionPerformed(ActionEvent e) {</text:p>
      <text:p text:style-name="P132"><text:s text:c="12"/>resetGame();</text:p>
      <text:p text:style-name="P133"><text:s text:c="8"/>}</text:p>
      <text:p text:style-name="P134"><text:s text:c="4"/>}</text:p>
      <text:p text:style-name="P135"/>
      <text:p text:style-name="P136"><text:s text:c="4"/>public static void main(String[] args) {</text:p>
      <text:p text:style-name="P137"><text:s text:c="8"/>SwingUtilities.invokeLater(() -&gt; {</text:p>
      <text:p text:style-name="P138"><text:s text:c="12"/>NumberGuessingGame game = new NumberGuessingGame();</text:p>
      <text:p text:style-name="P139"><text:s text:c="12"/>game.setVisible(true);</text:p>
      <text:p text:style-name="P140"><text:s text:c="8"/>});</text:p>
      <text:p text:style-name="P141"><text:s text:c="4"/>}</text:p>
      <text:p text:style-name="Normal"><text:span text:style-name="T14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2325 MUTHAMIL.V</meta:initial-creator>
    <dc:creator>J2325 MUTHAMIL.V</dc:creator>
    <meta:creation-date>2024-12-07T02:28:00Z</meta:creation-date>
    <dc:date>2024-12-07T02:28:00Z</dc:date>
    <meta:template xlink:href="Normal.dotm" xlink:type="simple"/>
    <meta:editing-cycles>2</meta:editing-cycles>
    <meta:editing-duration>PT60S</meta:editing-duration>
    <meta:document-statistic meta:page-count="1" meta:paragraph-count="10" meta:word-count="774" meta:character-count="5182" meta:row-count="36" meta:non-whitespace-character-count="4418"/>
  </office:meta>
</office:document-meta>
</file>